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1">
      <style:text-properties officeooo:rsid="000928aa" officeooo:paragraph-rsid="000928aa"/>
    </style:style>
    <style:style style:name="P2" style:family="paragraph" style:parent-style-name="Text_20_body" style:list-style-name="L1"/>
    <style:style style:name="P3" style:family="paragraph" style:parent-style-name="Preformatted_20_Text" style:list-style-name="L1"/>
    <style:style style:name="P4" style:family="paragraph" style:parent-style-name="Preformatted_20_Text" style:list-style-name="L1">
      <style:paragraph-properties fo:margin-top="0cm" fo:margin-bottom="0.499cm" style:contextual-spacing="false"/>
    </style:style>
    <style:style style:name="P5" style:family="paragraph" style:parent-style-name="Preformatted_20_Text" style:list-style-name="L1">
      <style:paragraph-properties fo:margin-top="0cm" fo:margin-bottom="0.499cm" style:contextual-spacing="false"/>
      <style:text-properties officeooo:paragraph-rsid="000a3389"/>
    </style:style>
    <style:style style:name="T1" style:family="text">
      <style:text-properties officeooo:rsid="000a338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nstalling operating system images on Linux</text:h>
      <text:p text:style-name="Text_20_body"/>
      <text:p text:style-name="Text_20_body">Please note that the use of the <text:span text:style-name="Source_20_Text">dd</text:span> tool can overwrite any partition of your machine. If you specify the wrong device in the instructions below, you could delete your primary Linux partition. Please be careful.</text:p>
      <text:list xml:id="list5384609777420057862" text:style-name="L1">
        <text:list-item>
          <text:p text:style-name="P2">Run <text:span text:style-name="Source_20_Text">df -h</text:span> to see what devices are currently mounted.</text:p>
        </text:list-item>
        <text:list-item>
          <text:p text:style-name="P2">If your computer has a slot for SD cards, insert the card. If not, insert the card into an SD card reader, then connect the reader to your computer.</text:p>
        </text:list-item>
        <text:list-item>
          <text:p text:style-name="P2">Run <text:span text:style-name="Source_20_Text">df -h</text:span> again. The new device that has appeared is your SD card. The left column gives the device name of your SD card; it will be listed as something like <text:span text:style-name="Source_20_Text">/dev/mmcblk0p1</text:span> or <text:span text:style-name="Source_20_Text">/dev/sdd1</text:span>. The last part (<text:span text:style-name="Source_20_Text">p1</text:span> or <text:span text:style-name="Source_20_Text">1</text:span> respectively) is the partition number but you want to write to the whole SD card, not just one partition. You therefore need to remove that part from the name, getting, for example, <text:span text:style-name="Source_20_Text">/dev/mmcblk0</text:span> or <text:span text:style-name="Source_20_Text">/dev/sdd</text:span> as the device name for the whole SD card. Note that the SD card can show up more than once in the output of <text:span text:style-name="Source_20_Text">df</text:span>; it will do this if you have previously written a Raspberry Pi image to this SD card, because the Raspberry Pi SD images have more than one partition.</text:p>
        </text:list-item>
        <text:list-item>
          <text:p text:style-name="P2">Now that you've noted what the device name is, you need to unmount it so that files can't be read or written to the SD card while you are copying over the SD image.</text:p>
        </text:list-item>
        <text:list-item>
          <text:p text:style-name="P2">Run <text:span text:style-name="Source_20_Text">umount /dev/sdd1</text:span>, replacing <text:span text:style-name="Source_20_Text">sdd1</text:span> with whatever your SD card's device name is (including the partition number).</text:p>
        </text:list-item>
        <text:list-item>
          <text:p text:style-name="P2">If your SD card shows up more than once in the output of <text:span text:style-name="Source_20_Text">df</text:span> due to having multiple partitions on the SD card, you should unmount all of these partitions.</text:p>
        </text:list-item>
        <text:list-item>
          <text:p text:style-name="P2">In the terminal, write the image to the card with the command below, making sure you replace the input file <text:span text:style-name="Source_20_Text">if=</text:span> argument with the path to your <text:span text:style-name="Source_20_Text">.img</text:span> file, and the <text:span text:style-name="Source_20_Text">/dev/sdd</text:span> in the output file <text:span text:style-name="Source_20_Text">of=</text:span> argument with the right device name. This is very important, as you will lose all data on the hard drive if you provide the wrong device name. Make sure the device name is the name of the whole SD card as described above, not just a partition of it; for example, <text:span text:style-name="Source_20_Text">sdd</text:span>, not <text:span text:style-name="Source_20_Text">sdds1</text:span> or <text:span text:style-name="Source_20_Text">sddp1</text:span>, and <text:span text:style-name="Source_20_Text">mmcblk0</text:span>, not <text:span text:style-name="Source_20_Text">mmcblk0p1</text:span>.</text:p>
          <text:p text:style-name="P4"><text:span text:style-name="Source_20_Text"><text:span text:style-name="T1">sudo </text:span></text:span><text:span text:style-name="Source_20_Text">dd bs=4M if=2016-03-18-raspbian-jessie.img of=/dev/sdd</text:span></text:p>
        </text:list-item>
        <text:list-item>
          <text:p text:style-name="P5"><text:span text:style-name="Source_20_Text"><text:span text:style-name="T1">or</text:span></text:span></text:p>
          <text:p text:style-name="P5"><text:span text:style-name="Source_20_Text"><text:span text:style-name="T1">sudo dd bs=4M if=2016-02-26-raspbian-jessie-lite.img of=/dev/mmcblk0</text:span></text:span></text:p>
        </text:list-item>
        <text:list-item>
          <text:p text:style-name="P2">Please note that block size set to <text:span text:style-name="Source_20_Text">4M</text:span> will work most of the time; if not, please try <text:span text:style-name="Source_20_Text">1M</text:span>, although this will take considerably longer.</text:p>
        </text:list-item>
        <text:list-item>
          <text:p text:style-name="P2">Also note that if you are not logged in as root you will need to prefix this with <text:span text:style-name="Source_20_Text">sudo</text:span>.</text:p>
        </text:list-item>
        <text:list-item>
          <text:p text:style-name="P2"><text:soft-page-break/>The <text:span text:style-name="Source_20_Text">dd</text:span> command does not give any information of its progress and so may appear to have frozen; it could take more than five minutes to finish writing to the card. If your card reader has an LED it may blink during the write process. To see the progress of the copy operation you can run <text:span text:style-name="Source_20_Text">pkill -USR1 -n -x dd</text:span> in another terminal, prefixed with <text:span text:style-name="Source_20_Text">sudo</text:span> if you are not logged in as root. The progress will be displayed in the original window and not the window with the <text:span text:style-name="Source_20_Text">pkill</text:span> command; it may not display immediately, due to buffering.</text:p>
        </text:list-item>
        <text:list-item>
          <text:p text:style-name="P2">Instead of <text:span text:style-name="Source_20_Text">dd</text:span> you can use <text:span text:style-name="Source_20_Text">dcfldd</text:span>; it will give a progress report about how much has been written.</text:p>
        </text:list-item>
        <text:list-item>
          <text:p text:style-name="P2">You can check what's written to the SD card by <text:span text:style-name="Source_20_Text">dd</text:span>-ing from the card back to another image on your hard disk, truncating the new image to the same size as the original, and then running <text:span text:style-name="Source_20_Text">diff</text:span> (or <text:span text:style-name="Source_20_Text">md5sum</text:span>) on those two images.</text:p>
        </text:list-item>
        <text:list-item>
          <text:p text:style-name="P2">The SD card might be bigger than the original image, and <text:span text:style-name="Source_20_Text">dd</text:span> will make a copy of the whole card. We must therefore truncate the new image to the size of the original image. Make sure you replace the input file <text:span text:style-name="Source_20_Text">if=</text:span> argument with the right device name. <text:span text:style-name="Source_20_Text">diff</text:span> should report that the files are identical.</text:p>
          <text:p text:style-name="P3"><text:span text:style-name="Source_20_Text">dd bs=4M if=/dev/sdd of=from-sd-card.img</text:span></text:p>
          <text:p text:style-name="P3"><text:span text:style-name="Source_20_Text">truncate --reference 2016-03-18-raspbian-jessie.img from-sd-card.img</text:span></text:p>
          <text:p text:style-name="P4"><text:span text:style-name="Source_20_Text">diff -s from-sd-card.img 2016-03-18-raspbian-jessie.img</text:span></text:p>
        </text:list-item>
        <text:list-item>
          <text:p text:style-name="P2">Run <text:span text:style-name="Source_20_Text">sync</text:span>; this will ensure the write cache is flushed and that it is safe to unmount your SD card.</text:p>
        </text:list-item>
        <text:list-item>
          <text:p text:style-name="P2">Remove the SD card from the card reader.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meta:initial-creator>
    <meta:creation-date>2016-04-18T13:10:55.267599421</meta:creation-date>
    <dc:date>2016-04-18T14:22:21.924887434</dc:date>
    <dc:creator>Luca </dc:creator>
    <meta:editing-duration>P0D</meta:editing-duration>
    <meta:editing-cycles>2</meta:editing-cycles>
    <meta:generator>LibreOffice/4.2.8.2$Linux_X86_64 LibreOffice_project/420$Build-2</meta:generator>
    <meta:document-statistic meta:table-count="0" meta:image-count="0" meta:object-count="0" meta:page-count="2" meta:paragraph-count="23" meta:word-count="723" meta:character-count="3887" meta:non-whitespace-character-count="3208"/>
  </office:meta>
</office:document-meta>
</file>